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able-row">
      <style:table-row-properties style:row-height="1cm" style:use-optimal-row-height="true"/>
    </style:style>
    <style:style style:name="T2" style:family="table-row">
      <style:table-row-properties style:row-height="1cm" style:use-optimal-row-height="false"/>
    </style:style>
    <style:style style:name="Table1.A1" style:family="table-cell">
      <style:table-cell-properties fo:border="0.0007in solid #000000"/>
    </style:style>
  </office:automatic-styles>
  <office:body>
    <office:text>
      <text:p>this is an example of table whose height may be recalculated automatically if some content in the row changes.</text:p>
      <table:table table:name="Table1">
        <table:table-column table:number-columns-repeated="3"/>
        <table:table-row table:number-rows-repeated="3" table:style-name="T1" table:default-cell-style-name="Table1.A1">
          <table:table-cell>
            <text:p>a lot of content so that the height change. a lot of content so that the height change. a lot of content so that the height change. a lot of content so that the height change.</text:p>
          </table:table-cell>
          <table:table-cell>
            <text:p/>
          </table:table-cell>
          <table:table-cell>
            <text:p/>
          </table:table-cell>
        </table:table-row>
      </table:table>
      <text:p>this is an example of table whose height isn't recalculated automatically if some content in the row changes.</text:p>
      <table:table table:name="Table1">
        <table:table-column table:number-columns-repeated="3"/>
        <table:table-row table:number-rows-repeated="3" table:style-name="T2" table:default-cell-style-name="Table1.A1">
          <table:table-cell>
            <text:p>a lot of content but the height doesn't change. a lot of content but the height doesn't change. a lot of content but the height doesn't change. a lot of content but the height doesn't change.</text:p>
          </table:table-cell>
          <table:table-cell>
            <text:p/>
          </table:table-cell>
          <table:table-cell>
            <text:p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